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1fe7b0" officeooo:paragraph-rsid="0031f0b8"/>
    </style:style>
    <style:style style:name="P2" style:family="paragraph" style:parent-style-name="Standard">
      <style:text-properties fo:font-size="16pt" fo:font-weight="bold" officeooo:rsid="001fe7b0" officeooo:paragraph-rsid="0031f0b8" style:font-weight-asian="bold" style:font-weight-complex="bold"/>
    </style:style>
    <style:style style:name="P3" style:family="paragraph" style:parent-style-name="Standard">
      <style:text-properties fo:font-size="16pt" officeooo:rsid="0034e386" officeooo:paragraph-rsid="0034e386"/>
    </style:style>
    <style:style style:name="P4" style:family="paragraph" style:parent-style-name="Standard">
      <style:text-properties fo:font-size="16pt" officeooo:rsid="0035cce3" officeooo:paragraph-rsid="0035cce3"/>
    </style:style>
    <style:style style:name="P5" style:family="paragraph" style:parent-style-name="Standard">
      <style:text-properties fo:font-size="16pt" officeooo:rsid="003687b1" officeooo:paragraph-rsid="003687b1"/>
    </style:style>
    <style:style style:name="P6" style:family="paragraph" style:parent-style-name="Standard">
      <style:text-properties fo:font-size="16pt" officeooo:rsid="0036b139" officeooo:paragraph-rsid="0036b139"/>
    </style:style>
    <style:style style:name="P7" style:family="paragraph" style:parent-style-name="Standard">
      <style:text-properties fo:font-size="16pt" officeooo:rsid="00378a14" officeooo:paragraph-rsid="00378a14"/>
    </style:style>
    <style:style style:name="P8" style:family="paragraph" style:parent-style-name="Standard">
      <style:text-properties fo:font-size="16pt" officeooo:rsid="0037ccb5" officeooo:paragraph-rsid="0037ccb5"/>
    </style:style>
    <style:style style:name="P9" style:family="paragraph" style:parent-style-name="Standard">
      <style:text-properties fo:font-size="16pt" officeooo:rsid="0037f6fa" officeooo:paragraph-rsid="0037f6fa"/>
    </style:style>
    <style:style style:name="P10" style:family="paragraph" style:parent-style-name="Standard">
      <style:text-properties fo:font-size="16pt" officeooo:rsid="0039b093" officeooo:paragraph-rsid="0039b093"/>
    </style:style>
    <style:style style:name="P11" style:family="paragraph" style:parent-style-name="Standard">
      <style:text-properties fo:font-size="16pt" officeooo:rsid="003a0706" officeooo:paragraph-rsid="003a0706"/>
    </style:style>
    <style:style style:name="P12" style:family="paragraph" style:parent-style-name="Standard">
      <style:text-properties fo:font-size="16pt" officeooo:rsid="003b17fc" officeooo:paragraph-rsid="003b17fc"/>
    </style:style>
    <style:style style:name="P13" style:family="paragraph" style:parent-style-name="Standard">
      <style:text-properties fo:font-size="16pt" officeooo:rsid="003b5700" officeooo:paragraph-rsid="003b5700"/>
    </style:style>
    <style:style style:name="P14" style:family="paragraph" style:parent-style-name="Standard">
      <style:text-properties fo:font-size="16pt" officeooo:rsid="003ce128" officeooo:paragraph-rsid="003ce128"/>
    </style:style>
    <style:style style:name="P15" style:family="paragraph" style:parent-style-name="Standard">
      <style:text-properties fo:font-size="16pt" officeooo:rsid="004049f2" officeooo:paragraph-rsid="004049f2"/>
    </style:style>
    <style:style style:name="P16" style:family="paragraph" style:parent-style-name="Standard">
      <style:text-properties fo:font-size="16pt" officeooo:rsid="0040c875" officeooo:paragraph-rsid="0040c875"/>
    </style:style>
    <style:style style:name="P17" style:family="paragraph" style:parent-style-name="Standard">
      <style:text-properties fo:font-size="16pt" officeooo:rsid="0041b1ec" officeooo:paragraph-rsid="0041b1ec"/>
    </style:style>
    <style:style style:name="P18" style:family="paragraph" style:parent-style-name="Standard">
      <style:text-properties fo:font-size="16pt" officeooo:rsid="00427d0d" officeooo:paragraph-rsid="00427d0d"/>
    </style:style>
    <style:style style:name="P19" style:family="paragraph" style:parent-style-name="Standard">
      <style:text-properties fo:font-size="16pt" officeooo:rsid="0042851b" officeooo:paragraph-rsid="0042851b"/>
    </style:style>
    <style:style style:name="P20" style:family="paragraph" style:parent-style-name="Standard">
      <style:text-properties fo:font-size="16pt" officeooo:rsid="00446287" officeooo:paragraph-rsid="00446287"/>
    </style:style>
    <style:style style:name="P21" style:family="paragraph" style:parent-style-name="Standard">
      <style:text-properties fo:font-size="16pt" officeooo:rsid="00451f33" officeooo:paragraph-rsid="00451f33"/>
    </style:style>
    <style:style style:name="P22" style:family="paragraph" style:parent-style-name="Standard">
      <style:text-properties fo:font-size="16pt" officeooo:rsid="0046963e" officeooo:paragraph-rsid="00451f33"/>
    </style:style>
    <style:style style:name="P23" style:family="paragraph" style:parent-style-name="Standard">
      <style:text-properties fo:font-size="16pt" officeooo:rsid="001fe7b0" officeooo:paragraph-rsid="0031f0b8"/>
    </style:style>
    <style:style style:name="P24" style:family="paragraph" style:parent-style-name="Standard">
      <style:text-properties fo:font-size="16pt" fo:font-style="italic" officeooo:rsid="0046f235" officeooo:paragraph-rsid="0046f235" style:font-style-asian="italic" style:font-style-complex="italic"/>
    </style:style>
    <style:style style:name="P25" style:family="paragraph" style:parent-style-name="Standard">
      <style:text-properties fo:font-size="16pt" fo:font-style="italic" officeooo:rsid="004822cc" officeooo:paragraph-rsid="004822cc" style:font-style-asian="italic" style:font-style-complex="italic"/>
    </style:style>
    <style:style style:name="P26" style:family="paragraph" style:parent-style-name="Standard">
      <style:text-properties fo:font-size="16pt" officeooo:rsid="004822cc" officeooo:paragraph-rsid="004822cc"/>
    </style:style>
    <style:style style:name="P27" style:family="paragraph" style:parent-style-name="Standard">
      <style:text-properties fo:font-size="16pt" officeooo:rsid="00496b30" officeooo:paragraph-rsid="00496b30"/>
    </style:style>
    <style:style style:name="P28" style:family="paragraph" style:parent-style-name="Standard">
      <style:text-properties fo:font-size="16pt" officeooo:rsid="004c0b2b" officeooo:paragraph-rsid="004c0b2b"/>
    </style:style>
    <style:style style:name="T1" style:family="text">
      <style:text-properties officeooo:rsid="00382477"/>
    </style:style>
    <style:style style:name="T2" style:family="text">
      <style:text-properties officeooo:rsid="00389c65"/>
    </style:style>
    <style:style style:name="T3" style:family="text">
      <style:text-properties officeooo:rsid="003e447d"/>
    </style:style>
    <style:style style:name="T4" style:family="text">
      <style:text-properties officeooo:rsid="003f39bd"/>
    </style:style>
    <style:style style:name="T5" style:family="text">
      <style:text-properties officeooo:rsid="00408c5c"/>
    </style:style>
    <style:style style:name="T6" style:family="text">
      <style:text-properties officeooo:rsid="00411392"/>
    </style:style>
    <style:style style:name="T7" style:family="text">
      <style:text-properties officeooo:rsid="004a72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e Grundversorgung am Mars</text:p>
      <text:p text:style-name="P1"/>
      <text:p text:style-name="P24">Anflug</text:p>
      <text:p text:style-name="P1"/>
      <text:p text:style-name="P18">Zeitlich geschieht die landung zuerst.</text:p>
      <text:p text:style-name="P18">Sie ist teil des anfluges und darum teil der verantwortung der rakete.</text:p>
      <text:p text:style-name="P18">Die rakete ist verantwortlich vom abflug auf der erde bis zur landung auf dem mars.</text:p>
      <text:p text:style-name="P19">Wenn sie einmal gelandet ist, wird sie wahrscheinlich nie mehr abheben.</text:p>
      <text:p text:style-name="P20">Die wenigsten siedler, die die lange reise zum mars auf sich nehmen, kehren schnell zurück.</text:p>
      <text:p text:style-name="P21">Möglicherweise braucht es ein paar, wenige rückfuhrvehikel. Aber nicht sehr viele.</text:p>
      <text:p text:style-name="P22"/>
      <text:p text:style-name="P25">Aufenthalt</text:p>
      <text:p text:style-name="P26"/>
      <text:p text:style-name="P27">Das ist der eigentlich interessante teil, über den ich jetzt schreiben möchte. <text:span text:style-name="T7">Er beginnt, wenn das erste mal ein mensch einen fuß auf den mars setzt, und dauert wahrscheinlich indefinit in die zukunft an.</text:span></text:p>
      <text:p text:style-name="P27"/>
      <text:p text:style-name="P28"/>
      <text:p text:style-name="P22"/>
      <text:p text:style-name="P3"/>
      <text:p text:style-name="P4">am mars sind wir in der besonderen situation, dass das gleichgewicht lange zeit nur partiell d.h. teilweise eintritt. </text:p>
      <text:p text:style-name="P5">Man muss lange zeit damit rechnen, dass es dort fortschritt geben wird. Deshalb muss man das schon in das system einbauen.</text:p>
      <text:p text:style-name="P5"/>
      <text:p text:style-name="P6">Mein vorgang ist folgender: betrachte zuerst ein minimales system (MVP – minimum viable product).</text:p>
      <text:p text:style-name="P7">Das nennen wir nun den „primkörper“.</text:p>
      <text:p text:style-name="P8">Er stellt den ersten zustand des systems dar.</text:p>
      <text:p text:style-name="P8"><text:soft-page-break/>Aus diesem entwickelt sich schließlich das weitere teile des systems.</text:p>
      <text:p text:style-name="P8">Insofern ist die erweiterung des systems nur eine körpererweiterung.</text:p>
      <text:p text:style-name="P9">Ich kann nicht gut mit iterative development, wenn es effizient sein soll. Ich komme durcheinander und vergesse, wo ich gerade war. Darum möchte ich, dass <text:span text:style-name="T1">wir so pakete bilden. Genannt: schalen um das nichts. </text:span><text:span text:style-name="T2">Das sind dann die zahlen.</text:span></text:p>
      <text:p text:style-name="P9"/>
      <text:p text:style-name="P10">Der primkörper ist effiktiv ein lebenserhaltungssystem. Er ist wie ein ei für ein huhn. Also er enthält alles, was du zum leben brauchst. Aber dadurch, dass er abgeschlossen ist, steht das system still. Er muss sich öffnen, damit er wachsen kann.</text:p>
      <text:p text:style-name="P10"/>
      <text:p text:style-name="P11">Der primkörper muss alles enthalten, was die gemeinde zum leben braucht. Das sind: Rakete und Acker.</text:p>
      <text:p text:style-name="P12">Vor allem der Acker macht mir sorgen. Er bedeutet, dass man aus der rakete hinausgehen muss und draußen mit der landschaft zurechtkommen muss. Das bedeutet, dass wir mehr fläche und volumen brauchen als nur die rakete. Es müssen felder gebaut werden.</text:p>
      <text:p text:style-name="P13">Diese felder müssen eine gewisse größe haben. Diese fixe größe, zusammen mit der rakete, sind der primkörper.</text:p>
      <text:p text:style-name="P13"/>
      <text:p text:style-name="P14">Danach machen wir uns gedanken, wie das system erweiter<text:span text:style-name="T3">t werden</text:span> <text:span text:style-name="T4">kann</text:span>.</text:p>
      <text:p text:style-name="P15">Es ist wichtig zu beachten, dass es besser ist, die dritte perspektive einzunehmen. Damit meint dieser satz, von außen, wie unbeteiligt, daraufzuschauen. Denn dadurch wird es möglich, sich nicht emotional in die sache hineinziehen zu lassen. <text:span text:style-name="T5">Stattdessen gewahrt man den kühnen blick von außen.</text:span></text:p>
      <text:p text:style-name="P16">Dieser kühne blick von außen, genannt kaia, ist es, der es ermöglicht, „blueprints“ zu schreiben. <text:span text:style-name="T6">Diese blueprints sind die form, die erfüllt wird.</text:span></text:p>
      <text:p text:style-name="P16"/>
      <text:p text:style-name="P17"><text:soft-page-break/>Schlussendlich wird es nur ein paar wenige jahre dauern, bis sich die lage stabilisiert ha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04T13:22:01.158433334</dc:date>
    <meta:editing-duration>PT36M50S</meta:editing-duration>
    <meta:editing-cycles>57</meta:editing-cycles>
    <meta:document-statistic meta:table-count="0" meta:image-count="0" meta:object-count="0" meta:page-count="3" meta:paragraph-count="26" meta:word-count="441" meta:character-count="2779" meta:non-whitespace-character-count="2361"/>
  </office:meta>
</office:document-meta>
</file>